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f46a" officeooo:paragraph-rsid="000ff46a"/>
    </style:style>
    <style:style style:name="P2" style:family="paragraph" style:parent-style-name="Standard" style:list-style-name="L1">
      <style:text-properties officeooo:rsid="000ff46a" officeooo:paragraph-rsid="000ff46a"/>
    </style:style>
    <style:style style:name="P3" style:family="paragraph" style:parent-style-name="Standard">
      <style:text-properties officeooo:rsid="00104209" officeooo:paragraph-rsid="00104209"/>
    </style:style>
    <style:style style:name="P4" style:family="paragraph" style:parent-style-name="Standard">
      <style:text-properties officeooo:rsid="00104209" officeooo:paragraph-rsid="0012e0ed"/>
    </style:style>
    <style:style style:name="P5" style:family="paragraph" style:parent-style-name="Text_20_body">
      <style:text-properties officeooo:rsid="00104209" officeooo:paragraph-rsid="00104209"/>
    </style:style>
    <style:style style:name="P6" style:family="paragraph" style:parent-style-name="Text_20_body">
      <style:text-properties officeooo:rsid="00104209" officeooo:paragraph-rsid="0012e0ed"/>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T1" style:family="text">
      <style:text-properties fo:font-weight="bold"/>
    </style:style>
    <style:style style:name="T2" style:family="text">
      <style:text-properties officeooo:rsid="0012e0e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ds Project</text:p>
      <text:p text:style-name="P1"/>
      <text:list text:style-name="L1">
        <text:list-item>
          <text:p text:style-name="P2">Research the data set online and write a summary about it in your README.</text:p>
        </text:list-item>
        <text:list-item>
          <text:p text:style-name="P2">Download the data set and add it to your repository.</text:p>
        </text:list-item>
        <text:list-item>
          <text:p text:style-name="P2">Write a program called analysis.py that:<text:line-break/>1. Outputs a summary of each variable to a single text file,</text:p>
          <text:p text:style-name="P2">2. Saves a histogram of each variable to png files, and</text:p>
          <text:p text:style-name="P2">3. Outputs a scatter plot of each pair of variables.</text:p>
          <text:p text:style-name="P2">4. Performs any other analysis you think is appropriate.</text:p>
        </text:list-item>
      </text:list>
      <text:p text:style-name="P1"/>
      <text:p text:style-name="P3">Summary of Data Set</text:p>
      <text:p text:style-name="P3">Source: <text:a xlink:type="simple" xlink:href="https://archive.ics.uci.edu/dataset/53/iris" text:style-name="Internet_20_link" text:visited-style-name="Visited_20_Internet_20_Link">https://archive.ics.uci.edu/dataset/53/iris</text:a></text:p>
      <text:p text:style-name="P3">This is one of the earliest datasets used in the literature on classification methods and is based on the class of iris plant.</text:p>
      <text:p text:style-name="P3">https://en.wikipedia.org/wiki/Ronald_Fisher</text:p>
      <text:p text:style-name="P3"><text:span text:style-name="T1">Sir Ronald Aylmer Fisher</text:span> <text:a xlink:type="simple" xlink:href="https://en.wikipedia.org/wiki/Fellow_of_the_Royal_Society" text:style-name="Internet_20_link" text:visited-style-name="Visited_20_Internet_20_Link">FRS</text:a> (17 February 1890 – 29 July 1962) was a British <text:a xlink:type="simple" xlink:href="https://en.wikipedia.org/wiki/Polymath" text:style-name="Internet_20_link" text:visited-style-name="Visited_20_Internet_20_Link">polymath</text:a> who was active as a <text:a xlink:type="simple" xlink:href="https://en.wikipedia.org/wiki/Mathematician" text:style-name="Internet_20_link" text:visited-style-name="Visited_20_Internet_20_Link">mathematician</text:a>, <text:a xlink:type="simple" xlink:href="https://en.wikipedia.org/wiki/Statistician" text:style-name="Internet_20_link" text:visited-style-name="Visited_20_Internet_20_Link">statistician</text:a>, <text:a xlink:type="simple" xlink:href="https://en.wikipedia.org/wiki/Biologist" text:style-name="Internet_20_link" text:visited-style-name="Visited_20_Internet_20_Link">biologist</text:a>, <text:a xlink:type="simple" xlink:href="https://en.wikipedia.org/wiki/Geneticist" text:style-name="Internet_20_link" text:visited-style-name="Visited_20_Internet_20_Link">geneticist</text:a>, and academic. In 1936, he introduced the <text:a xlink:type="simple" xlink:href="https://en.wikipedia.org/wiki/Iris_flower_data_set" text:style-name="Internet_20_link" text:visited-style-name="Visited_20_Internet_20_Link">Iris flower data set</text:a> as an example of <text:a xlink:type="simple" xlink:href="https://en.wikipedia.org/wiki/Discriminant_analysis" text:style-name="Internet_20_link" text:visited-style-name="Visited_20_Internet_20_Link">discriminant analysis</text:a>.</text:p>
      <text:p text:style-name="P3"><text:span text:style-name="T1">Linear discriminant analysis</text:span> (<text:span text:style-name="T1">LDA</text:span>), <text:span text:style-name="T1">normal discriminant analysis</text:span> (<text:span text:style-name="T1">NDA</text:span>), <text:span text:style-name="T1">canonical variates analysis</text:span> (<text:span text:style-name="T1">CVA</text:span>), or <text:span text:style-name="T1">discriminant function analysis</text:span> is a generalization of <text:span text:style-name="T1">Fisher's linear discriminant</text:span>, a method used in <text:a xlink:type="simple" xlink:href="https://en.wikipedia.org/wiki/Statistics" text:style-name="Internet_20_link" text:visited-style-name="Visited_20_Internet_20_Link">statistics</text:a> and other fields, to find a <text:a xlink:type="simple" xlink:href="https://en.wikipedia.org/wiki/Linear_combination" text:style-name="Internet_20_link" text:visited-style-name="Visited_20_Internet_20_Link">linear combination</text:a> of features that characterizes or separates two or more classes of objects or events. The resulting combination may be used as a <text:a xlink:type="simple" xlink:href="https://en.wikipedia.org/wiki/Linear_classifier" text:style-name="Internet_20_link" text:visited-style-name="Visited_20_Internet_20_Link">linear classifier</text:a>, or, more commonly, for <text:a xlink:type="simple" xlink:href="https://en.wikipedia.org/wiki/Dimensionality_reduction" text:style-name="Internet_20_link" text:visited-style-name="Visited_20_Internet_20_Link">dimensionality reduction</text:a> before later <text:a xlink:type="simple" xlink:href="https://en.wikipedia.org/wiki/Statistical_classification" text:style-name="Internet_20_link" text:visited-style-name="Visited_20_Internet_20_Link">classification</text:a>. </text:p>
      <text:p text:style-name="P3"/>
      <text:p text:style-name="P3">https://www.kaggle.com/datasets/uciml/iris</text:p>
      <text:p text:style-name="P5">The Iris dataset was used in R.A. Fisher's classic 1936 paper, <text:a xlink:type="simple" xlink:href="http://rcs.chemometrics.ru/Tutorials/classification/Fisher.pdf" office:target-frame-name="_blank" xlink:show="new" text:style-name="Internet_20_link" text:visited-style-name="Visited_20_Internet_20_Link">The Use of Multiple Measurements in Taxonomic Problems</text:a>, and can also be found on the <text:a xlink:type="simple" xlink:href="http://archive.ics.uci.edu/ml/" office:target-frame-name="_blank" xlink:show="new" text:style-name="Internet_20_link" text:visited-style-name="Visited_20_Internet_20_Link">UCI Machine Learning Repository</text:a>.</text:p>
      <text:p text:style-name="Text_20_body">It includes three iris species with 50 samples each as well as some properties about each flower. One flower species is linearly separable from the other two, but the other two are not linearly separable from each other.</text:p>
      <text:p text:style-name="P3">https://www.angela1c.com/projects/iris_project/the-iris-dataset/</text:p>
      <text:p text:style-name="P4">The Iris dataset is a multivariate dataset with a default machine learning task of classification. It consists of 150 instances with five attributes, </text:p>
      <text:p text:style-name="P4">with four of these being the measurements of the sepal and petals of each observation in the data set and the fifth being the class or species of Iris that each observation belongs to. </text:p>
      <text:p text:style-name="P6"><text:span text:style-name="Strong_20_Emphasis">Attribute Information:</text:span></text:p>
      <text:list text:style-name="L2">
        <text:list-item>
          <text:p text:style-name="P8">Sepal length in cm </text:p>
        </text:list-item>
        <text:list-item>
          <text:p text:style-name="P8">Sepal width in cm </text:p>
        </text:list-item>
        <text:list-item>
          <text:p text:style-name="P8">Petal length in cm </text:p>
        </text:list-item>
        <text:list-item>
          <text:p text:style-name="P8">Petal width in cm </text:p>
        </text:list-item>
        <text:list-item>
          <text:p text:style-name="P8">Class / Species: </text:p>
          <text:list>
            <text:list-item>
              <text:p text:style-name="P8">Iris Setosa </text:p>
            </text:list-item>
            <text:list-item>
              <text:p text:style-name="P8">Iris Versicolor </text:p>
            </text:list-item>
            <text:list-item>
              <text:p text:style-name="P7">Iris Virginica </text:p>
            </text:list-item>
          </text:list>
        </text:list-item>
      </text:list>
      <text:p text:style-name="P4">It includes 50 plants each of three classes of Iris plant, where each class is a different type or species of Iris plant. The three classes in the data set are the Iris Setosa, the Iris Versicolor and the Iris <text:soft-page-break/>Virginica. The data set was donated in 1988 by Michael Marshall but the data set was created by R.A. Fisher in 1936.</text:p>
      <text:p text:style-name="P4"/>
      <text:p text:style-name="P6">Much of the information about the Iris dataset in this section is primarily gathered from following the web links at the <text:a xlink:type="simple" xlink:href="https://en.wikipedia.org/wiki/Iris_flower_data_set#cite_note-5" text:style-name="Internet_20_link" text:visited-style-name="Visited_20_Internet_20_Link">Iris flower data set wikipedia wiki</text:a> and the <text:a xlink:type="simple" xlink:href="https://archive.ics.uci.edu/ml/datasets/iris" text:style-name="Internet_20_link" text:visited-style-name="Visited_20_Internet_20_Link">UCI Machine Learning Repository - Iris Data Set</text:a> pages which both provide references to the works by R.A. Fisher and Edgar Anderson.</text:p>
      <text:p text:style-name="Quotations">Sir Ronald Aylmer Fisher (17 February 1890 – 29 July 1962) was a British statistician and geneticist. For his work in statistics, he has been described as “a genius who almost single-handedly created the foundations for modern statistical science” and “the single most important figure in 20th century statistics”.</text:p>
      <text:p text:style-name="Text_20_body">https://www.angela1c.com/projects/iris_project/the-iris-dataset/</text:p>
      <text:p text:style-name="Text_20_body">In 1936 Fisher introduced the Iris flower data set as an example of discriminant analysis which he proposed as a method to predict qualitative values. He used it to distinguish the different species of Iris flowers from each other using the combination of the four measurement variables in the data set.</text:p>
      <text:p text:style-name="Text_20_body"><text:span text:style-name="T2">F</text:span>isher considered the question of what linear function of the four measurements would maximise the ratio of the difference between the specific means to the standard deviation between species. Based on the combination of the four measurement features of the sample of plants in the iris datas set, he developed a linear discriminant model to discriminate or distinguish the Iris species from each other.</text:p>
      <text:p text:style-name="Text_20_body"><text:span text:style-name="Strong_20_Emphasis">Discriminant analysis</text:span> is a statistical classification method used when the dependent variable is categorical. Discriminant analysis looks for the best linear combination of independent variables that will discriminate between the categories of the dependent variables and to see if significant differences exists among the groups of predictor variables. It is a popular technique in statistics when there are more than two responses classes and is considered more stable than logistic regression (another popular statistical method for classifying qualitative or categorical variables) when the predictor classes are well separated. The distribution of the predictor variables are modelled separately in each of the response classes or dependent variables.</text:p>
      <text:p text:style-name="Text_20_body">In the 1936 Iris data set, the two species Iris Setosa and Iris Versicolor were found growing together in the same colony in the Gaspé Pensinsula in Canada. The sample of the third species - the Iris Virginica differs from the other two samples as they were not taken from the same natural colony. Fisher used a linear compound of the four measurements and then looked at the means and variations of the compound measurements. He showed that the differences between the Iris Setosa and the Iris versicolor was so great compared to the standard deviations of the compound measurements while the differences between the Iris Virginica and the Iris Versicolor was less than four times the standard deviation of each species.<text:line-break/>Fisher concluded that there as there is some overlap between the distributions of the Iris Virginica and the Iris Versicolor and therefore they are not as easily distinguished from one another based solely on the four measurements.</text:p>
      <text:p text:style-name="Quotations">It will be noticed, as was anticipated above, that there is some overlap of the distributions of I. Virginica and I. versicolor, so that a certain diagnosis of these two species could not be based solely on these four measurements of a single flower taken <text:soft-page-break/>on a plant growing wild. It is not, however, impossible that in culture the measurements alone should afford a more complete discrimination.</text:p>
      <text:p text:style-name="Text_20_body"/>
      <text:p text:style-name="P4">While Fisher used the Iris data set as an example to demonstrate statistical methods of classification, the Iris data itself was actually collected by Edgar Anderson, an American botanist and geneticist. Fishers’s Iris data set is therefore often known as <text:span text:style-name="Emphasis">Anderson’s Iris data set</text:span>.</text:p>
      <text:p text:style-name="P4"/>
      <text:p text:style-name="P6"><text:a xlink:type="simple" xlink:href="https://en.wikipedia.org/wiki/Edgar_Anderson" text:style-name="Internet_20_link" text:visited-style-name="Visited_20_Internet_20_Link">Edgar Anderson</text:a> was particularly interested in the variation in plant species or a group of species, and in evolution in general. <text:a xlink:type="simple" xlink:href="http://people.wku.edu/charles.smith/chronob/ANDE1897.htm" text:style-name="Internet_20_link" text:visited-style-name="Visited_20_Internet_20_Link">Anderson</text:a> is known for his work in the genetics of hybridization and character variation measurement.</text:p>
      <text:p text:style-name="Text_20_body">Andersons’s interest in the iris plants was for <text:a xlink:type="simple" xlink:href="https://en.wikipedia.org/wiki/Morphology_(biology)" text:style-name="Internet_20_link" text:visited-style-name="Visited_20_Internet_20_Link">morphological</text:a> reasons and he was trying to find out how one species of Iris could have evolved from another species.</text:p>
      <text:p text:style-name="P4"/>
      <text:p text:style-name="P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10:36:40.354376644</meta:creation-date>
    <dc:date>2025-04-06T11:52:07.566145732</dc:date>
    <meta:editing-duration>PT10M59S</meta:editing-duration>
    <meta:editing-cycles>2</meta:editing-cycles>
    <meta:generator>LibreOffice/24.2.7.2$Linux_X86_64 LibreOffice_project/420$Build-2</meta:generator>
    <meta:document-statistic meta:table-count="0" meta:image-count="0" meta:object-count="0" meta:page-count="3" meta:paragraph-count="40" meta:word-count="1096" meta:character-count="6895" meta:non-whitespace-character-count="5837"/>
  </office:meta>
</office:document-meta>
</file>